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ato" svg:font-family="Lato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fo:color="#00ae00" style:font-name="Arial" fo:font-size="10pt" style:font-size-asian="10pt" style:font-size-complex="10pt"/>
    </style:style>
    <style:style style:name="P3" style:family="paragraph" style:parent-style-name="Standard">
      <style:text-properties fo:color="#00ae00"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fo:color="#00ae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5" style:family="paragraph" style:parent-style-name="Standard">
      <style:text-properties fo:color="#ff6633" style:font-name="Arial" fo:font-size="10pt" style:font-size-asian="10pt" style:font-size-complex="10pt"/>
    </style:style>
    <style:style style:name="P6" style:family="paragraph" style:parent-style-name="Standard">
      <style:text-properties fo:color="#ff6633"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8" style:family="paragraph" style:parent-style-name="Standard"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00"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P20" style:family="paragraph" style:parent-style-name="Preformatted_20_Text">
      <style:paragraph-properties fo:margin-left="0cm" fo:margin-right="0cm" fo:text-align="start" style:justify-single-word="false" fo:text-indent="0cm" style:auto-text-indent="false" style:text-autospace="none"/>
      <style:text-properties fo:font-variant="normal" fo:text-transform="none" fo:color="#ff950e" style:font-name="Arial" fo:font-size="10pt" fo:letter-spacing="normal" fo:font-style="normal" fo:font-weight="bold" style:font-name-asian="Courier New" style:font-size-asian="10pt" style:font-weight-asian="bold" style:font-name-complex="Courier New" style:font-size-complex="10pt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name-asian="Courier New" style:font-size-asian="10pt" style:font-name-complex="Courier New" style:font-size-complex="10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4pt" style:font-name-asian="Courier New" style:font-size-asian="14pt" style:font-name-complex="Courier New" style:font-size-complex="14pt"/>
    </style:style>
    <style:style style:name="P31" style:family="paragraph" style:parent-style-name="Standard">
      <style:text-properties style:font-name="Arial" fo:font-size="10pt" style:font-size-asian="10pt" style:font-size-complex="10pt"/>
    </style:style>
    <style:style style:name="P3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33" style:family="paragraph" style:parent-style-name="Standard">
      <style:text-properties style:font-name="Arial" fo:font-size="14pt" style:font-size-asian="14pt" style:font-size-complex="14pt"/>
    </style:style>
    <style:style style:name="P34" style:family="paragraph" style:parent-style-name="Standard">
      <style:text-properties fo:color="#00ae00" style:font-name="Arial" fo:font-size="10pt" style:font-size-asian="10pt" style:font-size-complex="10pt"/>
    </style:style>
    <style:style style:name="P35" style:family="paragraph" style:parent-style-name="Standard"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6" style:family="paragraph" style:parent-style-name="Standard">
      <style:text-properties style:font-name="Arial" fo:font-size="10pt" style:font-size-asian="10pt" style:font-size-complex="10pt"/>
    </style:style>
    <style:style style:name="P37" style:family="paragraph" style:parent-style-name="Standard">
      <style:text-properties fo:color="#ff0000" style:font-name="Arial" fo:font-size="10pt" style:font-size-asian="10pt" style:font-size-complex="10pt"/>
    </style:style>
    <style:style style:name="P38" style:family="paragraph" style:parent-style-name="Standard">
      <style:text-properties fo:color="#ff950e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9" style:family="paragraph" style:parent-style-name="Standard"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40" style:family="paragraph" style:parent-style-name="Standard">
      <style:text-properties fo:color="#ff950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41" style:family="paragraph" style:parent-style-name="Standard">
      <style:text-properties fo:color="#000000" style:font-name="Arial" fo:font-size="10pt" style:font-name-asian="Courier New" style:font-size-asian="10pt" style:font-name-complex="Courier New" style:font-size-complex="10pt"/>
    </style:style>
    <style:style style:name="P42" style:family="paragraph" style:parent-style-name="Standard"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P43" style:family="paragraph" style:parent-style-name="Text_20_body">
      <style:text-properties fo:color="#00ae00" style:font-name="Arial" fo:font-size="10pt" style:font-size-asian="10pt" style:font-size-complex="10pt"/>
    </style:style>
    <style:style style:name="P44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T1" style:family="text">
      <style:text-properties fo:color="#ff6633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ae00"/>
    </style:style>
    <style:style style:name="T4" style:family="text">
      <style:text-properties fo:color="#00ae00" style:font-name="Courier New" fo:font-weight="bold" style:font-name-asian="Courier New" style:font-weight-asian="bold" style:font-name-complex="Courier New" style:font-weight-complex="bold"/>
    </style:style>
    <style:style style:name="T5" style:family="text">
      <style:text-properties fo:color="#00ae00" fo:font-weight="bold" style:font-weight-asian="bold" style:font-weight-complex="bold"/>
    </style:style>
    <style:style style:name="T6" style:family="text">
      <style:text-properties fo:color="#00ae00" fo:font-weight="normal" style:font-weight-asian="normal" style:font-weight-complex="normal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7f0055"/>
    </style:style>
    <style:style style:name="T11" style:family="text">
      <style:text-properties fo:color="#7f0055" fo:font-weight="bold" style:font-weight-asian="bold" style:font-weight-complex="bold"/>
    </style:style>
    <style:style style:name="T12" style:family="text">
      <style:text-properties fo:color="#000000"/>
    </style:style>
    <style:style style:name="T13" style:family="text">
      <style:text-properties fo:color="#ff0000"/>
    </style:style>
    <style:style style:name="T14" style:family="text">
      <style:text-properties fo:font-variant="normal" fo:text-transform="none" fo:color="#00ae00" style:font-name="Lato" fo:font-size="14.25pt" fo:letter-spacing="normal" fo:font-style="italic" fo:font-weight="normal"/>
    </style:style>
    <style:style style:name="T15" style:family="text">
      <style:text-properties fo:color="#557f5f"/>
    </style:style>
    <style:style style:name="T16" style:family="text">
      <style:text-properties fo:color="#3f55bf"/>
    </style:style>
    <style:style style:name="T17" style:family="text">
      <style:text-properties fo:color="#0000f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Tworzenie <text:s/>BlogAdminBundle</text:p>
      <text:p text:style-name="P1"/>
      <text:p text:style-name="P1">1. <text:span text:style-name="T1">php app/console generate:bundle --namespace=BlogAdminBundle –format=yml</text:span></text:p>
      <text:p text:style-name="P6"/>
      <text:p text:style-name="P6"><text:span text:style-name="T14">Do you want to generate the whole directory structure [no]? </text:span><text:span text:style-name="Strong_20_Emphasis"><text:span text:style-name="T14">yes</text:span></text:span><text:span text:style-name="T3"> </text:span></text:p>
      <text:p text:style-name="P1"/>
      <text:p text:style-name="P1">2. Po uruchomieniu powyższego polecenia zostną dodane następujace wpisy:</text:p>
      <text:p text:style-name="P1"/>
      <text:p text:style-name="P1"># blog/app/config/<text:span text:style-name="T17">routing.yml</text:span></text:p>
      <text:p text:style-name="P22">blog_admin:</text:p>
      <text:p text:style-name="P22"><text:s text:c="4"/>resource: "@BlogAdminBundle/Resources/config/routing.yml"</text:p>
      <text:p text:style-name="P22"><text:s text:c="4"/>prefix: <text:s text:c="2"/>/</text:p>
      <text:p text:style-name="P1"/>
      <text:p text:style-name="P1"># src/<text:span text:style-name="T3">BlogAdminBundle/Resources/config/routing.yml</text:span></text:p>
      <text:p text:style-name="P22">blog_admin_homepage:</text:p>
      <text:p text:style-name="P22"><text:s text:c="4"/>path: <text:s text:c="4"/>/hello/{name}</text:p>
      <text:p text:style-name="P22"><text:s text:c="4"/>defaults: { _controller: BlogAdminBundle:Default:index }</text:p>
      <text:p text:style-name="P13"/>
      <text:p text:style-name="P1">blog/app/<text:span text:style-name="T17">AppKernel.php</text:span> - do pliku zostaje wprowadzony następujący wpis</text:p>
      <text:p text:style-name="P2">$bundles = array( <text:s text:c="11"/></text:p>
      <text:p text:style-name="P2"><text:tab/>... <text:s text:c="10"/></text:p>
      <text:p text:style-name="P2"><text:tab/>new BlogAdminBundle\BlogAdminBundle(),<text:line-break/>);</text:p>
      <text:p text:style-name="P1"/>
      <text:p text:style-name="P1">3. Zostaje utwprzony katalog z projektem:</text:p>
      <text:p text:style-name="P43"><text:span text:style-name="T7">blog/src/</text:span>BlogAdminBundle</text:p>
      <text:p text:style-name="P1"/>
      <text:p text:style-name="P1">4.<text:tab/>Czyszczenie cache:</text:p>
      <text:p text:style-name="P1"/>
      <text:p text:style-name="P5"><text:tab/>php app/console cache:clear --env=prod</text:p>
      <text:p text:style-name="P5"><text:tab/>php app/console cache:clear --env=dev</text:p>
      <text:p text:style-name="P1"/>
      <text:p text:style-name="P1">5.<text:tab/>Podgląd nowej strony:</text:p>
      <text:p text:style-name="P1"/>
      <text:p text:style-name="P1"><text:tab/>http://blog.localhost/app.php/hello/blog</text:p>
      <text:p text:style-name="P1"><text:tab/>http://blog.localhost/app_dev.php/hello/blog</text:p>
      <text:p text:style-name="P1"/>
      <text:p text:style-name="P1"><text:tab/>C:/wamp/bin/apache/Apache2.2.17/conf/httpd.conf</text:p>
      <text:p text:style-name="P1"><text:tab/><text:span text:style-name="T2">LoadModule rewrite_module modules/mod_rewrite.so &lt;- odkomentować</text:span></text:p>
      <text:p text:style-name="P1"><text:tab/></text:p>
      <text:p text:style-name="P1"><text:tab/>http://blog.localhost/hello/blog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3"><text:soft-page-break/><text:span text:style-name="T2">Panel admin</text:span></text:p>
      <text:p text:style-name="P1"/>
      <text:p text:style-name="P1">1. Strona startowa panelu <text:s/><text:span text:style-name="T4">dashboard</text:span></text:p>
      <text:p text:style-name="P4"/>
      <text:p text:style-name="P1"># blog/app/config/<text:span text:style-name="T17">routing.yml</text:span></text:p>
      <text:p text:style-name="P25">blog_admin:</text:p>
      <text:p text:style-name="P25"><text:s text:c="4"/>resource: "@BlogAdminBundle/Resources/config/routing.yml"</text:p>
      <text:p text:style-name="P16"><text:span text:style-name="T7"><text:s text:c="4"/>prefix: <text:s text:c="2"/>/</text:span><text:span text:style-name="T5">dashboard </text:span><text:span text:style-name="T6">&lt;- ustawiamy prefix</text:span></text:p>
      <text:p text:style-name="P11"/>
      <text:p text:style-name="P11"/>
      <text:p text:style-name="P1">2.</text:p>
      <text:p text:style-name="P1"># <text:s/>src\BlogAdminBundle\Resources\config\<text:span text:style-name="T17">routing.yml</text:span></text:p>
      <text:p text:style-name="P11"/>
      <text:p text:style-name="P17">blog_admin_homepage:</text:p>
      <text:p text:style-name="P17"><text:s text:c="4"/>path: <text:s text:c="4"/>/hello/{name}</text:p>
      <text:p text:style-name="P17"><text:s text:c="4"/>defaults: { _controller: BlogAdminBundle:Default:index }</text:p>
      <text:p text:style-name="P22"/>
      <text:p text:style-name="P22">blog_admin_homepage:</text:p>
      <text:p text:style-name="P22"><text:s text:c="4"/>path: <text:s text:c="4"/>/</text:p>
      <text:p text:style-name="P22"><text:s text:c="4"/>defaults: { _controller: BlogAdminBundle:Start:index }</text:p>
      <text:p text:style-name="P11"/>
      <text:p text:style-name="P14">Możemy usunąć pliki domyślnego projektu</text:p>
      <text:p text:style-name="P37">src\BlogAdminBundle\Controller\DefaultController.php </text:p>
      <text:p text:style-name="P37">src\BlogAdminBundle\Resources\views\Default\index.html.twig </text:p>
      <text:p text:style-name="P14"/>
      <text:p text:style-name="P14">3. Dodanie kontrolera:</text:p>
      <text:p text:style-name="P44"><text:span text:style-name="T9">#src/BlogAdminBundle/Controller/</text:span><text:span text:style-name="T6">StartController.php</text:span></text:p>
      <text:p text:style-name="P14"/>
      <text:p text:style-name="P9">&lt;?php</text:p>
      <text:p text:style-name="P9"/>
      <text:p text:style-name="P9">namespace BlogAdminBundle\Controller;</text:p>
      <text:p text:style-name="P9"/>
      <text:p text:style-name="P9">use Symfony\Bundle\FrameworkBundle\Controller\Controller;</text:p>
      <text:p text:style-name="P9"/>
      <text:p text:style-name="P9">class StartController extends Controller</text:p>
      <text:p text:style-name="P9">{</text:p>
      <text:p text:style-name="P9"><text:s text:c="4"/>public function indexAction()</text:p>
      <text:p text:style-name="P9"><text:s text:c="4"/>{</text:p>
      <text:p text:style-name="P9"><text:s text:c="8"/>return $this-&gt;render('BlogAdminBundle:Start:index.html.twig');</text:p>
      <text:p text:style-name="P9"><text:s text:c="4"/>}</text:p>
      <text:p text:style-name="P9">}</text:p>
      <text:p text:style-name="P11"/>
      <text:p text:style-name="P14">4. Dodanie templatki</text:p>
      <text:p text:style-name="P44"><text:span text:style-name="T9">src/BlogAdminBundle/Resources/views/</text:span><text:span text:style-name="T6">Start/index.html.twig 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Generowanie doctrine ORM dla panelu dashboard</text:p>
      <text:p text:style-name="P14"/>
      <text:p text:style-name="P14">1. <text:span text:style-name="T13">Kopiowanie plików z src/BlogBundle/Resources/config/doctrine</text:span></text:p>
      <text:p text:style-name="P14">do src/BlogAdminBundle/Resources/config/<text:span text:style-name="T3">doctrine/:</text:span></text:p>
      <text:p text:style-name="P14"><text:span text:style-name="T3"/></text:p>
      <text:p text:style-name="P14">Lub Mapowanie bazy danych:</text:p>
      <text:p text:style-name="P20">php app/console doctrine:mapping:import --force BlogAdminBundle yml</text:p>
      <text:p text:style-name="P14"/>
      <text:p text:style-name="P14">Powykonaniu polecenia zostana dodane pliki:</text:p>
      <text:p text:style-name="P14">src/BlogAdminBundle/Resources/config/<text:span text:style-name="T3">doctrine/Category.orm.yml</text:span></text:p>
      <text:p text:style-name="P14">src/BlogAdminBundle/Resources/config/<text:span text:style-name="T3">doctrine/Comment.orm.yml</text:span></text:p>
      <text:p text:style-name="P14">src/BlogAdminBundle/Resources/config/<text:span text:style-name="T3">doctrine/Image.orm.yml</text:span></text:p>
      <text:p text:style-name="P14">src/BlogAdminBundle/Resources/config/<text:span text:style-name="T3">doctrine/Post.orm.yml</text:span></text:p>
      <text:p text:style-name="P14">src/BlogAdminBundle/Resources/config/<text:span text:style-name="T3">doctrine/Tag.orm.yml</text:span></text:p>
      <text:p text:style-name="P14">src/BlogAdminBundle/Resources/config/<text:span text:style-name="T3">doctrine/User.orm.yml</text:span></text:p>
      <text:p text:style-name="P14"/>
      <text:p text:style-name="P14">Dodatkowo dodajemy:</text:p>
      <text:p text:style-name="P14"/>
      <text:p text:style-name="P14">src/BlogAdminBundle/Resources/config/<text:span text:style-name="T3">doctrine/Category.orm.yml</text:span></text:p>
      <text:p text:style-name="P14">src/BlogAdminBundle/Resources/config/<text:span text:style-name="T3">doctrine/Tag.orm.yml</text:span></text:p>
      <text:p text:style-name="P14"><text:span text:style-name="T3"/></text:p>
      <text:p text:style-name="P11"><text:s text:c="2"/>lifecycleCallbacks:</text:p>
      <text:p text:style-name="P11"><text:s text:c="4"/>prePersist: [ setSlugValue ]</text:p>
      <text:p text:style-name="P14"/>
      <text:p text:style-name="P14">src/BlogAdminBundle/Resources/config/<text:span text:style-name="T3">doctrine/Comment.orm.yml</text:span></text:p>
      <text:p text:style-name="P14"/>
      <text:p text:style-name="P12"><text:s text:c="2"/>lifecycleCallbacks:</text:p>
      <text:p text:style-name="P12"><text:s text:c="4"/>prePersist: [ setPublishedAtValue ]</text:p>
      <text:p text:style-name="P14"/>
      <text:p text:style-name="P14">src/BlogAdminBundle/Resources/config/<text:span text:style-name="T3">doctrine/Post.orm.yml</text:span></text:p>
      <text:p text:style-name="P12"/>
      <text:p text:style-name="P22"><text:s text:c="2"/>lifecycleCallbacks:</text:p>
      <text:p text:style-name="P22"><text:s text:c="4"/>prePersist: [ setPublishedAtValue, setSlugValue ] </text:p>
      <text:p text:style-name="P22"><text:s text:c="4"/>preUpdate: [ setUpdatedAtValue ]</text:p>
      <text:p text:style-name="P16"/>
      <text:p text:style-name="P14"><text:span text:style-name="T3"/></text:p>
      <text:p text:style-name="P14">src/BlogAdminBundle/Resources/config/<text:span text:style-name="T3">doctrine/User.orm.yml</text:span></text:p>
      <text:p text:style-name="P12"/>
      <text:p text:style-name="P11"><text:s text:c="4"/>lifecycleCallbacks:</text:p>
      <text:p text:style-name="P22"><text:s text:c="8"/>prePersist: [ setCreatedAtValue ]</text:p>
      <text:p text:style-name="P22"/>
      <text:p text:style-name="P22"/>
      <text:p text:style-name="P30"/>
      <text:p text:style-name="P30">Uwaga!!! Uaktualnij wpisy</text:p>
      <text:p text:style-name="P22"/>
      <text:p text:style-name="P25"># src/<text:span text:style-name="T3">BlogAdminBundle</text:span>/Resources/config/doctrine/Category.orm.yml</text:p>
      <text:p text:style-name="P25"><text:span text:style-name="T3">BlogAdminBundle</text:span>\Entity\Category:</text:p>
      <text:p text:style-name="P25"><text:s text:c="2"/>type: entity</text:p>
      <text:p text:style-name="P25"><text:s text:c="2"/>repositoryClass: <text:span text:style-name="T3">BlogAdminBundle</text:span>\Repository\CategoryRepository</text:p>
      <text:p text:style-name="P25"><text:s text:c="2"/>table: category</text:p>
      <text:p text:style-name="P14"/>
      <text:p text:style-name="P11"/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pan text:style-name="T8"/></text:p>
      <text:p text:style-name="P29"><text:soft-page-break/><text:span text:style-name="T8">2. Generowanie klas:</text:span></text:p>
      <text:p text:style-name="P18"/>
      <text:p text:style-name="P18">php app/console doctrine:generate:entities BlogAdminBundle</text:p>
      <text:p text:style-name="P10"/>
      <text:p text:style-name="P14">Po wykonaniu polecenia zostana dodane pliki:</text:p>
      <text:p text:style-name="P14">src/BlogAdminBundle/<text:span text:style-name="T3">Entity/Category.php</text:span></text:p>
      <text:p text:style-name="P14">src/BlogAdminBundle/<text:span text:style-name="T3">Entity/Comment.php</text:span></text:p>
      <text:p text:style-name="P14">src/BlogAdminBundle/<text:span text:style-name="T3">Entity/Image.php</text:span></text:p>
      <text:p text:style-name="P14">src/BlogAdminBundle/<text:span text:style-name="T3">Entity/Post.php</text:span></text:p>
      <text:p text:style-name="P14">src/BlogAdminBundle/<text:span text:style-name="T3">Entity/Tag.php</text:span></text:p>
      <text:p text:style-name="P14">src/BlogAdminBundle/<text:span text:style-name="T3">Entity/User.php</text:span></text:p>
      <text:p text:style-name="P7"/>
      <text:p text:style-name="P7">3. W powstałych klasach dodajemy następujące wpisy:</text:p>
      <text:p text:style-name="P8"/>
      <text:p text:style-name="P14">src/BlogAdminBundle/<text:span text:style-name="T3">Entity/Category.php</text:span></text:p>
      <text:p text:style-name="P14">src/BlogAdminBundle/<text:span text:style-name="T3">Entity/Tag.php</text:span></text:p>
      <text:p text:style-name="P38"><text:span text:style-name="T12"/></text:p>
      <text:p text:style-name="P35">use BlogBundle\Utils\Blog as Blog;</text:p>
      <text:p text:style-name="P40"><text:span text:style-name="T12">...</text:span></text:p>
      <text:p text:style-name="P8"><text:span text:style-name="T12"/></text:p>
      <text:p text:style-name="P41"><text:s text:c="4"/>/**</text:p>
      <text:p text:style-name="P41"><text:s text:c="5"/>* @ORM\PrePersist</text:p>
      <text:p text:style-name="P41"><text:s text:c="5"/>*/</text:p>
      <text:p text:style-name="P41"><text:s text:c="4"/>public function setSlugValue()</text:p>
      <text:p text:style-name="P41"><text:s text:c="4"/>{</text:p>
      <text:p text:style-name="P41"><text:s text:c="8"/>// Add your code here</text:p>
      <text:p text:style-name="P41"><text:s text:c="8"/><text:span text:style-name="T3">$this-&gt;slug = Blog::slugify($this-&gt;getName());</text:span></text:p>
      <text:p text:style-name="P41"><text:s text:c="4"/>}</text:p>
      <text:p text:style-name="P16"/>
      <text:p text:style-name="P14">src/BlogAdminBundle/<text:span text:style-name="T3">Entity/Comment.php</text:span></text:p>
      <text:p text:style-name="P14"><text:span text:style-name="T3"/></text:p>
      <text:p text:style-name="P14"><text:s text:c="4"/>public function setPublishedAtValue()</text:p>
      <text:p text:style-name="P14"><text:s text:c="4"/>{</text:p>
      <text:p text:style-name="P14"><text:s text:c="8"/>// Add your code here</text:p>
      <text:p text:style-name="P12"><text:s text:c="8"/>if(!$this-&gt;getPublishedAt())</text:p>
      <text:p text:style-name="P12"><text:s text:c="8"/>{</text:p>
      <text:p text:style-name="P12"><text:s text:c="12"/>$this-&gt;published_at = new \DateTime();</text:p>
      <text:p text:style-name="P12"><text:s text:c="8"/>}</text:p>
      <text:p text:style-name="P14"><text:s text:c="4"/>}</text:p>
      <text:p text:style-name="P14"/>
      <text:p text:style-name="P14"/>
      <text:p text:style-name="P14">src/BlogAdminBundle/<text:span text:style-name="T3">Entity/Post.php</text:span></text:p>
      <text:p text:style-name="P12"/>
      <text:p text:style-name="P12">use BlogBundle\Utils\Blog as Blog;</text:p>
      <text:p text:style-name="P14">...</text:p>
      <text:p text:style-name="P14"><text:s text:c="4"/>public function setPublishedAtValue()</text:p>
      <text:p text:style-name="P14"><text:s text:c="4"/>{</text:p>
      <text:p text:style-name="P14"><text:s text:c="8"/>// Add your code here</text:p>
      <text:p text:style-name="P12"><text:s text:c="8"/>if(!$this-&gt;getPublishedAt())</text:p>
      <text:p text:style-name="P12"><text:s text:c="8"/>{</text:p>
      <text:p text:style-name="P12"><text:s text:c="12"/>$this-&gt;published_at = new \DateTime();</text:p>
      <text:p text:style-name="P12"><text:s text:c="8"/>}</text:p>
      <text:p text:style-name="P14"><text:s text:c="4"/>}</text:p>
      <text:p text:style-name="P14"/>
      <text:p text:style-name="P14"><text:s text:c="4"/>/**</text:p>
      <text:p text:style-name="P14"><text:s text:c="5"/>* @ORM\PrePersist</text:p>
      <text:p text:style-name="P14"><text:s text:c="5"/>*/</text:p>
      <text:p text:style-name="P14"><text:s text:c="4"/>public function setSlugValue()</text:p>
      <text:p text:style-name="P14"><text:s text:c="4"/>{</text:p>
      <text:p text:style-name="P14"><text:s text:c="8"/>// Add your code here</text:p>
      <text:p text:style-name="P14"><text:s text:c="8"/><text:span text:style-name="T3">$this-&gt;slug = Blog::slugify($this-&gt;getTitle());</text:span></text:p>
      <text:p text:style-name="P14"><text:s text:c="4"/>}</text:p>
      <text:p text:style-name="P14"/>
      <text:p text:style-name="P14"><text:soft-page-break/><text:s text:c="4"/>/**</text:p>
      <text:p text:style-name="P14"><text:s text:c="5"/>* @ORM\PreUpdate</text:p>
      <text:p text:style-name="P14"><text:s text:c="5"/>*/</text:p>
      <text:p text:style-name="P14"><text:s text:c="4"/>public function setUpdatedAtValue()</text:p>
      <text:p text:style-name="P14"><text:s text:c="4"/>{</text:p>
      <text:p text:style-name="P14"><text:s text:c="8"/>// Add your code here</text:p>
      <text:p text:style-name="P14"><text:s text:c="8"/><text:span text:style-name="T3">$this-&gt;updated_at = new \DateTime();</text:span></text:p>
      <text:p text:style-name="P14"><text:s text:c="4"/>}</text:p>
      <text:p text:style-name="P14"/>
      <text:p text:style-name="P14">src/BlogAdminBundle/<text:span text:style-name="T3">Entity/User.php</text:span></text:p>
      <text:p text:style-name="P14"><text:span text:style-name="T3"/></text:p>
      <text:p text:style-name="P14"><text:s text:c="4"/>public function setCreatedAtValue()</text:p>
      <text:p text:style-name="P14"><text:s text:c="4"/>{</text:p>
      <text:p text:style-name="P14"><text:s text:c="8"/>// Add your code here</text:p>
      <text:p text:style-name="P14"><text:s text:c="8"/><text:span text:style-name="T3">$this-&gt;created_at = new \DateTime();</text:span></text:p>
      <text:p text:style-name="P14"><text:s text:c="4"/>}</text:p>
      <text:p text:style-name="P8"/>
      <text:p text:style-name="P42"><text:span text:style-name="T16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ato" svg:font-family="Lato, sans-serif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2H41M46S</meta:editing-duration>
    <meta:editing-cycles>49</meta:editing-cycles>
    <meta:generator>OpenOffice.org/3.3$Win32 OpenOffice.org_project/330m20$Build-9567</meta:generator>
    <dc:date>2016-01-07T12:38:10.97</dc:date>
    <dc:creator>szymon idczak</dc:creator>
    <meta:document-statistic meta:table-count="0" meta:image-count="0" meta:object-count="0" meta:page-count="5" meta:paragraph-count="156" meta:word-count="384" meta:character-count="5175"/>
    <meta:user-defined meta:name="Info 1"/>
    <meta:user-defined meta:name="Info 2"/>
    <meta:user-defined meta:name="Info 3"/>
    <meta:user-defined meta:name="Info 4"/>
  </office:meta>
</office:document-meta>
</file>